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aison 2015-2016" table:style-name="ta1">
        <office:forms form:automatic-focus="false" form:apply-design-mode="false"/>
        <table:shapes>
          <draw:frame draw:z-index="0" draw:style-name="gr1" draw:text-style-name="P1" svg:width="154.82mm" svg:height="68.26mm" svg:x="26.89mm" svg:y="134.67mm">
            <loext:p draw:notify-on-update-of-ranges="'Saison 2015-2016'.B2:'Saison 2015-2016'.B25 'Saison 2015-2016'.Q1:'Saison 2015-2016'.Q1 'Saison 2015-2016'.Q2:'Saison 2015-2016'.Q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number-columns-repeated="1003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Heading" table:number-columns-repeated="1003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table:number-columns-repeated="1003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table:number-columns-repeated="1003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table:number-columns-repeated="1003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table:number-columns-repeated="1003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table:number-columns-repeated="1003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table:number-columns-repeated="1003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table:number-columns-repeated="1003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table:number-columns-repeated="1003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table:number-columns-repeated="1003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table:number-columns-repeated="1003"/>
        </table:table-row>
        <table:table-row table:style-name="ro1" table:number-rows-repeated="104855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.00.0000</text:date>, <text:time style:data-style-name="N2" text:time-value="09:18:44.79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93</meta:editing-cycles>
    <meta:editing-duration>PT1H37M3S</meta:editing-duration>
    <dc:title>Saison Ekkart</dc:title>
    <dc:date>2016-02-11T09:19:49.364000000</dc:date>
    <dc:creator>Ekkart Kleinod</dc:creator>
    <meta:generator>LibreOffice/5.0.2.2$Windows_X86_64 LibreOffice_project/37b43f919e4de5eeaca9b9755ed688758a8251fe</meta:generator>
    <meta:document-statistic meta:table-count="1" meta:cell-count="30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Saison 2015-2016'.B2:'Saison 2015-2016'.B25 'Saison 2015-2016'.Q1:'Saison 2015-2016'.Q25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Saison 2015-2016'.B2:'Saison 2015-2016'.B25"/>
          </chart:axis>
          <chart:axis chart:dimension="y" chart:name="primary-y" chart:style-name="ch5"/>
          <chart:series chart:style-name="ch6" chart:values-cell-range-address="'Saison 2015-2016'.Q2:'Saison 2015-2016'.Q25" chart:label-cell-address="'Saison 2015-2016'.Q1:'Saison 2015-2016'.Q1" chart:class="chart:line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Saison 2015-2016'.Q1:'Saison 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Saison 2015-2016'.B2:'Saison 2015-2016'.B25</svg:desc>
                </draw:g>
              </table:table-cell>
              <table:table-cell office:value-type="float" office:value="1607">
                <text:p>1607</text:p>
                <draw:g>
                  <svg:desc>'Saison 2015-2016'.Q2:'Saison 2015-2016'.Q2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